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782fe" officeooo:paragraph-rsid="000782f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9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style:font-name="Courier New" fo:font-weight="normal" officeooo:rsid="000782fe" officeooo:paragraph-rsid="000782fe" style:font-weight-asian="normal" style:font-weight-complex="normal"/>
    </style:style>
    <style:style style:name="P11" style:family="paragraph" style:parent-style-name="Standard">
      <style:text-properties style:font-name="Courier New" fo:font-weight="normal" officeooo:rsid="000782fe" officeooo:paragraph-rsid="000782fe" style:font-weight-asian="normal" style:font-weight-complex="normal"/>
    </style:style>
    <style:style style:name="P12" style:family="paragraph" style:parent-style-name="Standard">
      <style:text-properties fo:color="#6a9955" style:font-name="Courier New" fo:font-size="10.5pt" fo:font-weight="normal" officeooo:rsid="000782fe" officeooo:paragraph-rsid="000782fe" fo:background-color="#1e1e1e" style:font-weight-asian="normal" style:font-weight-complex="normal"/>
    </style:style>
    <style:style style:name="P13" style:family="paragraph" style:parent-style-name="Standard">
      <style:paragraph-properties style:line-height-at-least="0.503cm"/>
      <style:text-properties fo:color="#d4d4d4" style:font-name="Courier New" fo:font-size="12pt" fo:font-weight="normal" fo:background-color="#1e1e1e" style:font-size-asian="10.5pt" style:font-size-complex="12pt"/>
    </style:style>
    <style:style style:name="P1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fo:background-color="#1e1e1e"/>
    </style:style>
    <style:style style:name="P16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0df0dd" officeooo:paragraph-rsid="000df0dd" fo:background-color="transparent" style:font-size-asian="10.5pt" style:font-weight-asian="bold" style:font-size-complex="12pt" style:font-weight-complex="bold"/>
    </style:style>
    <style:style style:name="P2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2df75" officeooo:paragraph-rsid="0012df75" fo:background-color="transparent" style:font-size-asian="10.5pt" style:font-weight-asian="bold" style:font-size-complex="12pt" style:font-weight-complex="bold"/>
    </style:style>
    <style:style style:name="P2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0530" officeooo:paragraph-rsid="00130530" fo:background-color="transparent" style:font-size-asian="10.5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5251" officeooo:paragraph-rsid="00135251" fo:background-color="#ff8000" style:font-size-asian="10.5pt" style:font-weight-asian="bold" style:font-size-complex="12pt" style:font-weight-complex="bold"/>
    </style:style>
    <style:style style:name="P24" style:family="paragraph" style:parent-style-name="Standard">
      <style:paragraph-properties style:line-height-at-least="0.503cm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weight="normal" style:font-weight-asian="normal" style:font-weight-complex="normal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fo:color="#569cd6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dcdcaa"/>
    </style:style>
    <style:style style:name="T9" style:family="text">
      <style:text-properties fo:color="#dcdcaa" style:font-name="Droid Sans Mono" fo:font-size="10.5pt" fo:font-weight="normal" fo:background-color="#1e1e1e" loext:char-shading-value="0"/>
    </style:style>
    <style:style style:name="T10" style:family="text">
      <style:text-properties fo:color="#ce9178"/>
    </style:style>
    <style:style style:name="T11" style:family="text">
      <style:text-properties fo:color="#b5cea8"/>
    </style:style>
    <style:style style:name="T12" style:family="text">
      <style:text-properties officeooo:rsid="000e029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e029f" style:font-weight-asian="normal" style:font-weight-complex="normal"/>
    </style:style>
    <style:style style:name="T15" style:family="text">
      <style:text-properties fo:font-weight="normal" officeooo:rsid="000fa3d9" style:font-weight-asian="normal" style:font-weight-complex="normal"/>
    </style:style>
    <style:style style:name="T16" style:family="text">
      <style:text-properties fo:font-weight="normal" officeooo:rsid="00116e52" style:font-weight-asian="normal" style:font-weight-complex="normal"/>
    </style:style>
    <style:style style:name="T17" style:family="text">
      <style:text-properties officeooo:rsid="000fa3d9"/>
    </style:style>
    <style:style style:name="T18" style:family="text">
      <style:text-properties officeooo:rsid="00116e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2"><text:span text:style-name="T1">camelCase</text:span> → primeira palavra em minúsculo e as palavras seguintes com a primeira letra em maiúsculo.</text:p>
      <text:p text:style-name="P2"/>
      <text:p text:style-name="P1">Tipos primitivos:</text:p>
      <text:list xml:id="list860602866" text:style-name="L1">
        <text:list-item>
          <text:p text:style-name="P10">String literal;</text:p>
        </text:list-item>
        <text:list-item>
          <text:p text:style-name="P10">Number literal;</text:p>
        </text:list-item>
        <text:list-item>
          <text:p text:style-name="P10">Boolean;</text:p>
        </text:list-item>
        <text:list-item>
          <text:p text:style-name="P10">Undefined;</text:p>
        </text:list-item>
        <text:list-item>
          <text:p text:style-name="P10">null → redefinir um valor.</text:p>
        </text:list-item>
      </text:list>
      <text:p text:style-name="P11"/>
      <text:p text:style-name="P4"><text:span text:style-name="T3">typeof</text:span><text:span text:style-name="T2"> → definife o tipo primitivo da variável.</text:span></text:p>
      <text:p text:style-name="P11"/>
      <text:p text:style-name="P11"/>
      <text:p text:style-name="P12">// Operador tenário</text:p>
      <text:p text:style-name="P5"><text:span text:style-name="T4">var</text:span> <text:span text:style-name="T6">idade</text:span> = <text:span text:style-name="T6">readlineSync</text:span>.<text:span text:style-name="T8">question</text:span>(<text:span text:style-name="T10">"Digite sua idade: "</text:span>)</text:p>
      <text:p text:style-name="P5"><text:span text:style-name="T4">let</text:span> <text:span text:style-name="T6">maioridade</text:span> = <text:span text:style-name="T6">idade</text:span> &gt;= <text:span text:style-name="T11">18</text:span> ? <text:span text:style-name="T10">'Maior de idade!'</text:span> : <text:span text:style-name="T10">'Menor de idade!'</text:span></text:p>
      <text:p text:style-name="P5"><text:span text:style-name="T6">console</text:span>.<text:span text:style-name="T8">log</text:span>(<text:span text:style-name="T10">"==================="</text:span>)</text:p>
      <text:p text:style-name="P6"><text:span text:style-name="T7">console</text:span><text:span text:style-name="T5">.</text:span><text:span text:style-name="T9">log</text:span><text:span text:style-name="T5">(</text:span><text:span text:style-name="T7">maioridade</text:span><text:span text:style-name="T5">)</text:span></text:p>
      <text:p text:style-name="P13"/>
      <text:p text:style-name="P8">Falsy:</text:p>
      <text:list xml:id="list2572066431" text:style-name="L2">
        <text:list-item>
          <text:p text:style-name="P16">undefined</text:p>
        </text:list-item>
        <text:list-item>
          <text:p text:style-name="P16">null</text:p>
        </text:list-item>
        <text:list-item>
          <text:p text:style-name="P16">0</text:p>
        </text:list-item>
        <text:list-item>
          <text:p text:style-name="P16">false</text:p>
        </text:list-item>
        <text:list-item>
          <text:p text:style-name="P16">‘’</text:p>
        </text:list-item>
        <text:list-item>
          <text:p text:style-name="P16">NaN – not a number</text:p>
        </text:list-item>
      </text:list>
      <text:p text:style-name="P7"/>
      <text:p text:style-name="P8">Truthy:</text:p>
      <text:list xml:id="list222649184408109" text:continue-numbering="true" text:style-name="L2">
        <text:list-item>
          <text:p text:style-name="P16">valores que não são falsy.</text:p>
        </text:list-item>
      </text:list>
      <text:p text:style-name="P7"/>
      <text:p text:style-name="P7"/>
      <text:p text:style-name="P9">Exercícios:</text:p>
      <text:p text:style-name="P17"><text:span text:style-name="T1">ex001_trocandoValores</text:span> → <text:span text:style-name="T17">C</text:span>rie um programa que troque os valores das variáveis apresentadas abaixo:</text:p>
      <text:p text:style-name="P17"/>
      <text:p text:style-name="P14"><text:span text:style-name="T4">let</text:span> <text:span text:style-name="T6">a</text:span> = <text:span text:style-name="T10">"vermelho"</text:span></text:p>
      <text:p text:style-name="P15"><text:span text:style-name="T4">let</text:span> <text:span text:style-name="T6">b</text:span> = <text:span text:style-name="T10">'azul'</text:span></text:p>
      <text:p text:style-name="P24"/>
      <text:p text:style-name="P15"><text:span text:style-name="T6">console</text:span>.<text:span text:style-name="T8">log</text:span>(<text:span text:style-name="T6">a</text:span>)</text:p>
      <text:p text:style-name="P15"><text:span text:style-name="T6">console</text:span>.<text:span text:style-name="T8">log</text:span>(<text:span text:style-name="T6">b</text:span>)</text:p>
      <text:p text:style-name="P17"/>
      <text:p text:style-name="P18"><text:span text:style-name="T1">ex002_horaDoDia </text:span>→ Elabore um programa em que de acordo com a hora do dia ele exiba uma mensagem de acordo com as instruções abaixo:</text:p>
      <text:p text:style-name="P18">Se a hora estiver entre 06:00 até 12:00 → Bom dia!</text:p>
      <text:p text:style-name="P18">Se estiver entre 12:00 até 18:00 → Boa tarde!</text:p>
      <text:p text:style-name="P18">Caso contrátio → Boa noite!</text:p>
      <text:p text:style-name="P18"/>
      <text:p text:style-name="P19"><text:soft-page-break/><text:span text:style-name="T1">ex003_maiorNumero</text:span> → Escreva uma função que usa dois números e retorna o maior entre eles.</text:p>
      <text:p text:style-name="P19"/>
      <text:p text:style-name="P20"><text:span text:style-name="T12">ex004_</text:span>Fizzbuzz<text:span text:style-name="T13"> →</text:span><text:span text:style-name="T14"> </text:span><text:span text:style-name="T15">Desenvolva </text:span><text:span text:style-name="T14">um programa que tenha uma função em que seja inserido um valor e </text:span><text:span text:style-name="T16">se o valor for divisível por 3, retorne “Fizz”; Se o valor for divisível por 5, retorne “Buzz”; Se o valor for divisível por 3 e 5, retorne “FizzBuzz”; Se o valor não é divisível por 3 ou por 5, retorne o valor inserido; E se o valor inserido não é um número, retonr a mensagem “não é um número”.</text:span></text:p>
      <text:p text:style-name="P20"><text:span text:style-name="T16"/></text:p>
      <text:p text:style-name="P21"><text:span text:style-name="T18">e</text:span>x005_medidorDeVelocidade<text:span text:style-name="T13"> → Faça um programa que simule os radares de velocidade de trânsito. Considere a velocidade máxima como sendo 70km/h. A cada 5km acima do limite, o motorista ganha 1 ponto na carteira. Use a função Math.floor().</text:span></text:p>
      <text:p text:style-name="P21"><text:span text:style-name="T13"/></text:p>
      <text:p text:style-name="P22">ex006_parOuImpar<text:span text:style-name="T13"> → Crie um programa em que receba uma quantidade de valoes para avaliar. A função exibe se cada valor é par ou ímpar.</text:span></text:p>
      <text:p text:style-name="P22"><text:span text:style-name="T13"/></text:p>
      <text:p text:style-name="P23">ex007_encontreOString<text:span text:style-name="T13"> → 1:59: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09-16T22:26:47.899405977</dc:date>
    <meta:editing-duration>PT1H11M28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39" meta:word-count="323" meta:character-count="1905" meta:non-whitespace-character-count="1632"/>
  </office:meta>
</office:document-meta>
</file>